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417in" fo:margin-right="0in" fo:margin-top="0in" fo:margin-bottom="0.0402in" fo:text-indent="0in" style:auto-text-indent="false" style:writing-mode="lr-tb"/>
    </style:style>
    <style:style style:name="P26"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28" style:family="paragraph" style:parent-style-name="Standard">
      <style:paragraph-properties fo:margin-left="0.4165in" fo:margin-right="0in" fo:margin-top="0in" fo:margin-bottom="0.0402in" fo:text-indent="0in" style:auto-text-indent="false" style:writing-mode="lr-tb"/>
    </style:style>
    <style:style style:name="P29"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31" style:family="paragraph" style:parent-style-name="Standard">
      <style:paragraph-properties fo:margin-top="0in" fo:margin-bottom="0.0402in" style:writing-mode="lr-tb"/>
      <style:text-properties fo:font-style="italic" style:font-style-asian="italic" style:font-style-complex="italic"/>
    </style:style>
    <style:style style:name="P32"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3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text:soft-page-break/>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
      <text:p text:style-name="P8">song: starlite</text:p>
      <text:p text:style-name="P26">It was a starry night</text:p>
      <text:p text:style-name="P26">In mid July</text:p>
      <text:p text:style-name="P26">We were a lonely girl</text:p>
      <text:p text:style-name="P26">A lonely guy</text:p>
      <text:p text:style-name="P26">A lonely star was passing by</text:p>
      <text:p text:style-name="P25"><text:span text:style-name="T1">Starlite</text:span><text:span text:style-name="T4">tm</text:span><text:span text:style-name="T1"> was touching you &amp; I</text:span></text:p>
      <text:p text:style-name="P26"/>
      <text:p text:style-name="P26">We told the Moon, be still</text:p>
      <text:p text:style-name="P26">And light our way</text:p>
      <text:p text:style-name="P26">We told the Earth to stop</text:p>
      <text:p text:style-name="P26">And hold the day</text:p>
      <text:p text:style-name="P26">We told the Sun to stay away</text:p>
      <text:p text:style-name="P25"><text:span text:style-name="T1">We told him Starlite</text:span><text:span text:style-name="T4">tm</text:span><text:span text:style-name="T1"> was OK</text:span></text:p>
      <text:p text:style-name="P26"/>
      <text:p text:style-name="P26">Something is strange</text:p>
      <text:p text:style-name="P26">Something has changed</text:p>
      <text:p text:style-name="P25"><text:span text:style-name="T1">Starlite</text:span><text:span text:style-name="T4">tm</text:span><text:span text:style-name="T1"> has turned to day</text:span></text:p>
      <text:p text:style-name="P26"/>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text:soft-page-break/>_Annai: They have drugs for that sort of thing.  You should look into it.</text:p>
      <text:p text:style-name="P16">_Thisone: Maybe I will.</text:p>
      <text:p text:style-name="P16"/>
      <text:p text:style-name="P17">Music swells in background; Ogre sings another verse</text:p>
      <text:p text:style-name="P26">It was a misty morning afternoon</text:p>
      <text:p text:style-name="P26">The sun was shining on the bride and groom</text:p>
      <text:p text:style-name="P26">We kissed till midnight, danced till noon</text:p>
      <text:p text:style-name="P25"><text:span text:style-name="T1">Under the Starlite</text:span><text:span text:style-name="T4">tm</text:span><text:span text:style-name="T1">  in our room</text:span></text:p>
      <text:p text:style-name="P25"/>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text:soft-page-break/>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 my friend, I cannot take you there</text:p>
      <text:p text:style-name="P12">This is not a thing that two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text:soft-page-break/>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song: Give it all to me</text:p>
      <text:p text:style-name="P23"/>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text:soft-page-break/></text:p>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text:soft-page-break/>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text:soft-page-break/>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llow,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text:soft-page-break/>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just look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I might have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text:p>
      <text:p text:style-name="P4">Love (half of me's in love)</text:p>
      <text:p text:style-name="P4">Love (half of me's in love)</text:p>
      <text:p text:style-name="P4"><text:span text:style-name="T1"/></text:p>
      <text:p text:style-name="P4">(interlude)</text:p>
      <text:p text:style-name="P4"/>
      <text:p text:style-name="P4">Love</text:p>
      <text:p text:style-name="P4">Love</text:p>
      <text:p text:style-name="P4">Love (half of me's in love)</text:p>
      <text:p text:style-name="P4"><text:soft-page-break/>Love (half of me's in love)</text:p>
      <text:p text:style-name="P4">(repeat)</text:p>
      <text:p text:style-name="P4">I'm half in love!</text:p>
      <text:p text:style-name="P4"/>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text:soft-page-break/>(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text:soft-page-break/>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text:soft-page-break/>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text:soft-page-break/>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1"><text:span text:style-name="T1">Mister Happy smile</text:span></text:p>
      <text:p text:style-name="P1"><text:span text:style-name="T1">Won't you smile on me?</text:span> </text:p>
      <text:p text:style-name="P3">(repeat)</text:p>
      <text:p text:style-name="P30"><text:soft-page-break/></text:p>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text:soft-page-break/>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text:soft-page-break/>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text:soft-page-break/>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text:soft-page-break/>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have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text:soft-page-break/>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text:soft-page-break/>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text:soft-page-break/>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text:soft-page-break/>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text:soft-page-break/>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8"/>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26">Now as the years unwind</text:p>
      <text:p text:style-name="P26">Our love so true</text:p>
      <text:p text:style-name="P26">The morning sun illuminates our view</text:p>
      <text:p text:style-name="P26">And when it's hard on me and you</text:p>
      <text:p text:style-name="P25"><text:span text:style-name="T1">We think of Starlite</text:span><text:span text:style-name="T4">tm</text:span><text:span text:style-name="T1"> we once new</text:span></text:p>
      <text:p text:style-name="P26"/>
      <text:p text:style-name="P26"/>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6"/>
      <text:p text:style-name="P26">Something has changed</text:p>
      <text:p text:style-name="P26">Something is strange</text:p>
      <text:p text:style-name="P25"><text:span text:style-name="T1">Starlite</text:span><text:span text:style-name="T4">tm</text:span><text:span text:style-name="T1"> has turned to day</text:span></text:p>
      <text:p text:style-name="P26"/>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text:soft-page-break/>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text:soft-page-break/></text:p>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might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ve got to make some changes in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And it breaks you</text:p>
      <text:p text:style-name="P12">So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llow, almost heartless</text:p>
      <text:p text:style-name="P12">Sometimes</text:p>
      <text:p text:style-name="P12">You think</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ah you hate it</text:p>
      <text:p text:style-name="P12"><text:soft-page-break/></text:p>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1"/>
      <text:p text:style-name="P12">Sometimes, sometimes...</text:p>
      <text:p text:style-name="P12"/>
      <text:p text:style-name="P12">Put your hand</text:p>
      <text:p text:style-name="P12">Put your hand...</text:p>
      <text:p text:style-name="P13">Put your hand</text:p>
      <text:p text:style-name="P13">In the mouth of truth</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text:soft-page-break/>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text:soft-page-break/>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7">"...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5"/>
      <text:p text:style-name="P14"/>
      <text:p text:style-name="P14">Song: Ballad of Morashon</text:p>
      <text:p text:style-name="P14">Sung by: Thisone, Morashon, Annai (?)</text:p>
      <text:p text:style-name="P14"><text:soft-page-break/>Credits roll</text:p>
      <text:p text:style-name="P14"/>
      <text:p text:style-name="P14">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4"/>
      <text:p text:style-name="P14"/>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text:soft-page-break/>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will be</text:p>
      <text:p text:style-name="P24">Morashon will be</text:p>
      <text:p text:style-name="P24">Morashon will be...</text:p>
      <text:p text:style-name="P24"/>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As music fades, the credits roll</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57</meta:editing-cycles>
    <dc:date>2012-09-08T18:43:16</dc:date>
    <meta:editing-duration>P9DT5H48M31S</meta:editing-duration>
    <meta:document-statistic meta:table-count="0" meta:image-count="0" meta:object-count="0" meta:page-count="46" meta:paragraph-count="1735" meta:word-count="19414" meta:character-count="108762" meta:non-whitespace-character-count="89366"/>
  </office:meta>
</office:document-meta>
</file>